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officeooo:paragraph-rsid="002b90f4"/>
    </style:style>
    <style:style style:name="P8" style:family="paragraph" style:parent-style-name="Standard">
      <style:paragraph-properties fo:text-align="center" style:justify-single-word="false"/>
      <style:text-properties officeooo:paragraph-rsid="003317c8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1c8353" style:font-weight-asian="bold" style:font-weight-complex="bold"/>
    </style:style>
    <style:style style:name="P14" style:family="paragraph" style:parent-style-name="Standard">
      <style:text-properties fo:font-weight="bold" officeooo:paragraph-rsid="0023f315" style:font-weight-asian="bold" style:font-weight-complex="bold"/>
    </style:style>
    <style:style style:name="P15" style:family="paragraph" style:parent-style-name="Standard">
      <style:text-properties fo:font-weight="bold" officeooo:paragraph-rsid="002e6038" style:font-weight-asian="bold" style:font-weight-complex="bold"/>
    </style:style>
    <style:style style:name="P16" style:family="paragraph" style:parent-style-name="Standard">
      <style:text-properties fo:font-weight="bold" officeooo:rsid="00646215" officeooo:paragraph-rsid="00396ff7" style:font-weight-asian="bold" style:font-weight-complex="bold"/>
    </style:style>
    <style:style style:name="P17" style:family="paragraph" style:parent-style-name="Standard">
      <style:text-properties fo:font-weight="bold" officeooo:rsid="004fedc5" officeooo:paragraph-rsid="00396ff7" style:font-weight-asian="bold" style:font-weight-complex="bold"/>
    </style:style>
    <style:style style:name="P18" style:family="paragraph" style:parent-style-name="Standard">
      <style:text-properties fo:font-weight="bold" officeooo:rsid="0057a2e6" officeooo:paragraph-rsid="00396ff7" style:font-weight-asian="bold" style:font-weight-complex="bold"/>
    </style:style>
    <style:style style:name="P19" style:family="paragraph" style:parent-style-name="Standard">
      <style:text-properties fo:font-weight="bold" officeooo:rsid="005dd0d2" officeooo:paragraph-rsid="00396ff7" style:font-weight-asian="bold" style:font-weight-complex="bold"/>
    </style:style>
    <style:style style:name="P20" style:family="paragraph" style:parent-style-name="Standard">
      <style:text-properties fo:font-weight="bold" officeooo:paragraph-rsid="00396ff7" style:font-weight-asian="bold" style:font-weight-complex="bold"/>
    </style:style>
    <style:style style:name="P21" style:family="paragraph" style:parent-style-name="Standard">
      <style:text-properties fo:font-weight="bold" officeooo:rsid="00632048" officeooo:paragraph-rsid="00396ff7" style:font-weight-asian="bold" style:font-weight-complex="bold"/>
    </style:style>
    <style:style style:name="P22" style:family="paragraph" style:parent-style-name="Standard">
      <style:paragraph-properties style:snap-to-layout-grid="false"/>
      <style:text-properties fo:language="en" fo:country="GB"/>
    </style:style>
    <style:style style:name="P2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25" style:family="paragraph" style:parent-style-name="Standard">
      <style:paragraph-properties style:text-autospace="none"/>
      <style:text-properties fo:font-size="10pt" officeooo:paragraph-rsid="002e6038" style:font-size-asian="10pt" style:font-size-complex="10pt"/>
    </style:style>
    <style:style style:name="P26" style:family="paragraph" style:parent-style-name="Standard">
      <style:paragraph-properties style:text-autospace="none"/>
      <style:text-properties fo:font-size="10pt" officeooo:paragraph-rsid="00396ff7" style:font-size-asian="10pt" style:font-size-complex="10pt"/>
    </style:style>
    <style:style style:name="P27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28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29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30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31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32" style:family="paragraph" style:parent-style-name="Standard">
      <style:text-properties fo:font-weight="normal" officeooo:paragraph-rsid="001dcc7f" style:font-weight-asian="normal" style:font-weight-complex="normal"/>
    </style:style>
    <style:style style:name="P33" style:family="paragraph" style:parent-style-name="Standard">
      <style:text-properties fo:font-weight="normal" officeooo:paragraph-rsid="002e6038" style:font-weight-asian="normal" style:font-weight-complex="normal"/>
    </style:style>
    <style:style style:name="P34" style:family="paragraph" style:parent-style-name="Standard">
      <style:paragraph-properties style:snap-to-layout-grid="false"/>
      <style:text-properties officeooo:rsid="0015e45e" officeooo:paragraph-rsid="0015e45e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36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37" style:family="paragraph" style:parent-style-name="Standard">
      <style:text-properties officeooo:paragraph-rsid="0023f315" style:font-weight-complex="bold"/>
    </style:style>
    <style:style style:name="P38" style:family="paragraph" style:parent-style-name="Standard">
      <style:text-properties officeooo:paragraph-rsid="002e6038" style:font-weight-complex="bold"/>
    </style:style>
    <style:style style:name="P39" style:family="paragraph" style:parent-style-name="Standard">
      <style:text-properties officeooo:rsid="005dd0d2" officeooo:paragraph-rsid="00396ff7" style:font-weight-complex="bold"/>
    </style:style>
    <style:style style:name="P40" style:family="paragraph" style:parent-style-name="Standard">
      <style:text-properties officeooo:paragraph-rsid="00396ff7" style:font-weight-complex="bold"/>
    </style:style>
    <style:style style:name="P41" style:family="paragraph" style:parent-style-name="Standard">
      <style:text-properties officeooo:paragraph-rsid="0023f315"/>
    </style:style>
    <style:style style:name="P42" style:family="paragraph" style:parent-style-name="Standard">
      <style:text-properties officeooo:paragraph-rsid="002b5803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rsid="002b90f4" officeooo:paragraph-rsid="002b90f4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rsid="003317c8"/>
    </style:style>
    <style:style style:name="P45" style:family="paragraph" style:parent-style-name="Standard">
      <style:paragraph-properties fo:text-align="center" style:justify-single-word="false" style:snap-to-layout-grid="false"/>
      <style:text-properties officeooo:rsid="003317c8" officeooo:paragraph-rsid="003317c8"/>
    </style:style>
    <style:style style:name="P46" style:family="paragraph" style:parent-style-name="Standard">
      <style:paragraph-properties fo:text-align="center" style:justify-single-word="false" style:snap-to-layout-grid="false"/>
      <style:text-properties officeooo:rsid="003317c8" officeooo:paragraph-rsid="0036135c"/>
    </style:style>
    <style:style style:name="P47" style:family="paragraph" style:parent-style-name="Standard">
      <style:paragraph-properties fo:text-align="center" style:justify-single-word="false"/>
      <style:text-properties officeooo:rsid="003317c8" officeooo:paragraph-rsid="003317c8"/>
    </style:style>
    <style:style style:name="P48" style:family="paragraph" style:parent-style-name="Standard">
      <style:paragraph-properties fo:text-align="center" style:justify-single-word="false"/>
      <style:text-properties officeooo:rsid="003317c8" officeooo:paragraph-rsid="003431c7"/>
    </style:style>
    <style:style style:name="P49" style:family="paragraph" style:parent-style-name="Standard">
      <style:paragraph-properties fo:text-align="center" style:justify-single-word="false" style:snap-to-layout-grid="false"/>
      <style:text-properties officeooo:rsid="0036135c" officeooo:paragraph-rsid="0036135c"/>
    </style:style>
    <style:style style:name="P50" style:family="paragraph" style:parent-style-name="Standard">
      <style:text-properties officeooo:paragraph-rsid="00396ff7"/>
    </style:style>
    <style:style style:name="P51" style:family="paragraph" style:parent-style-name="Heading_20_1">
      <style:paragraph-properties style:snap-to-layout-grid="false"/>
      <style:text-properties fo:font-size="12pt" style:font-size-asian="12pt"/>
    </style:style>
    <style:style style:name="P52" style:family="paragraph" style:parent-style-name="Heading_20_2">
      <style:paragraph-properties style:snap-to-layout-grid="false"/>
    </style:style>
    <style:style style:name="P53" style:family="paragraph" style:parent-style-name="Heading_20_3">
      <style:paragraph-properties style:snap-to-layout-grid="false"/>
    </style:style>
    <style:style style:name="P54" style:family="paragraph" style:parent-style-name="Subtitle">
      <style:text-properties fo:font-size="20pt" style:font-size-asian="20pt" style:font-size-complex="20pt"/>
    </style:style>
    <style:style style:name="P55" style:family="paragraph" style:parent-style-name="Subtitle">
      <style:text-properties fo:font-weight="bold" officeooo:paragraph-rsid="00396ff7" style:font-weight-asian="bold" style:font-weight-complex="bold"/>
    </style:style>
    <style:style style:name="P56" style:family="paragraph" style:parent-style-name="Heading_20_5">
      <style:text-properties officeooo:paragraph-rsid="0023f315"/>
    </style:style>
    <style:style style:name="P57" style:family="paragraph" style:parent-style-name="Heading_20_5">
      <style:text-properties fo:font-weight="bold" officeooo:paragraph-rsid="00396ff7" style:font-weight-asian="bold" style:font-weight-complex="bold"/>
    </style:style>
    <style:style style:name="P58" style:family="paragraph" style:parent-style-name="Heading">
      <style:text-properties officeooo:paragraph-rsid="0023f315"/>
    </style:style>
    <style:style style:name="P59" style:family="paragraph" style:parent-style-name="Heading">
      <style:text-properties officeooo:paragraph-rsid="002e6038"/>
    </style:style>
    <style:style style:name="P60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61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62" style:family="paragraph" style:parent-style-name="Standard">
      <style:paragraph-properties fo:margin-left="0cm" fo:margin-right="0cm" fo:text-indent="1.249cm" style:auto-text-indent="false"/>
      <style:text-properties officeooo:paragraph-rsid="002e6038"/>
    </style:style>
    <style:style style:name="P63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64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e6038" style:font-weight-asian="bold" style:font-weight-complex="bold"/>
    </style:style>
    <style:style style:name="P6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fb9a5" officeooo:paragraph-rsid="002b90f4"/>
    </style:style>
    <style:style style:name="P66" style:family="paragraph" style:parent-style-name="Standard">
      <style:paragraph-properties fo:margin-top="0.402cm" fo:margin-bottom="0.402cm" loext:contextual-spacing="false" fo:text-align="center" style:justify-single-word="false"/>
      <style:text-properties officeooo:rsid="001fb9a5" officeooo:paragraph-rsid="002b90f4"/>
    </style:style>
    <style:style style:name="P67" style:family="paragraph" style:parent-style-name="Standard">
      <style:paragraph-properties fo:margin-top="0.402cm" fo:margin-bottom="0.402cm" loext:contextual-spacing="false" fo:text-align="center" style:justify-single-word="false" style:snap-to-layout-grid="false"/>
      <style:text-properties officeooo:rsid="001fb9a5" officeooo:paragraph-rsid="002b90f4"/>
    </style:style>
    <style:style style:name="P68" style:family="paragraph" style:parent-style-name="Title">
      <style:paragraph-properties fo:break-before="page"/>
    </style:style>
    <style:style style:name="P69" style:family="paragraph" style:parent-style-name="Standard" style:master-page-name="Conversion_20_1">
      <style:paragraph-properties fo:text-align="center" style:justify-single-word="false" style:page-number="auto"/>
    </style:style>
    <style:style style:name="P70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71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72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73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74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75" style:family="paragraph" style:parent-style-name="Standard" style:list-style-name="L3">
      <style:text-properties fo:font-weight="normal" officeooo:rsid="002b5803" officeooo:paragraph-rsid="002b5803" style:font-weight-asian="normal" style:font-weight-complex="normal"/>
    </style:style>
    <style:style style:name="P76" style:family="paragraph" style:parent-style-name="Standard">
      <style:text-properties fo:font-weight="normal" officeooo:rsid="0040dfea" officeooo:paragraph-rsid="0040dfea" style:font-weight-asian="normal" style:font-weight-complex="normal"/>
    </style:style>
    <style:style style:name="P77" style:family="paragraph" style:parent-style-name="Standard" style:list-style-name="L2">
      <style:text-properties officeooo:rsid="00177b93" officeooo:paragraph-rsid="0017912a"/>
    </style:style>
    <style:style style:name="P78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79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80" style:family="paragraph" style:parent-style-name="Standard">
      <style:text-properties fo:font-weight="bold" officeooo:rsid="0042d42d" officeooo:paragraph-rsid="0042d42d" style:font-weight-asian="bold" style:font-weight-complex="bold"/>
    </style:style>
    <style:style style:name="P81" style:family="paragraph" style:parent-style-name="Standard">
      <style:text-properties fo:font-weight="bold" officeooo:rsid="0045ddef" officeooo:paragraph-rsid="0045ddef" style:font-weight-asian="bold" style:font-weight-complex="bold"/>
    </style:style>
    <style:style style:name="P82" style:family="paragraph" style:parent-style-name="Standard" style:list-style-name="L3">
      <style:text-properties officeooo:paragraph-rsid="00193924"/>
    </style:style>
    <style:style style:name="P83" style:family="paragraph" style:parent-style-name="Standard" style:list-style-name="L4">
      <style:text-properties officeooo:paragraph-rsid="0023f315"/>
    </style:style>
    <style:style style:name="P84" style:family="paragraph" style:parent-style-name="Standard" style:list-style-name="L4">
      <style:text-properties officeooo:paragraph-rsid="002e6038"/>
    </style:style>
    <style:style style:name="P85" style:family="paragraph" style:parent-style-name="Standard" style:list-style-name="L4">
      <style:text-properties officeooo:paragraph-rsid="0023f315" style:font-weight-complex="bold"/>
    </style:style>
    <style:style style:name="P86" style:family="paragraph" style:parent-style-name="Standard" style:list-style-name="L5">
      <style:text-properties officeooo:rsid="002c99c7" officeooo:paragraph-rsid="00396ff7" style:font-weight-complex="bold"/>
    </style:style>
    <style:style style:name="P87" style:family="paragraph" style:parent-style-name="Standard" style:list-style-name="L5">
      <style:text-properties officeooo:rsid="00497160" officeooo:paragraph-rsid="00396ff7" style:font-weight-complex="bold"/>
    </style:style>
    <style:style style:name="P88" style:family="paragraph" style:parent-style-name="Standard" style:list-style-name="L5">
      <style:text-properties officeooo:paragraph-rsid="00396ff7"/>
    </style:style>
    <style:style style:name="P89" style:family="paragraph" style:parent-style-name="Standard" style:list-style-name="L5">
      <style:text-properties officeooo:rsid="00381fd4" officeooo:paragraph-rsid="00396ff7"/>
    </style:style>
    <style:style style:name="P90" style:family="paragraph" style:parent-style-name="Standard" style:list-style-name="L5">
      <style:text-properties officeooo:rsid="0039f99c" officeooo:paragraph-rsid="00396ff7"/>
    </style:style>
    <style:style style:name="P91" style:family="paragraph" style:parent-style-name="Standard" style:list-style-name="L5">
      <style:text-properties officeooo:rsid="00497160" officeooo:paragraph-rsid="00396ff7"/>
    </style:style>
    <style:style style:name="P92" style:family="paragraph" style:parent-style-name="Standard" style:list-style-name="L5">
      <style:text-properties officeooo:rsid="004b9af7" officeooo:paragraph-rsid="00396ff7"/>
    </style:style>
    <style:style style:name="P93" style:family="paragraph" style:parent-style-name="Standard" style:list-style-name="L5">
      <style:text-properties officeooo:rsid="0069d01a" officeooo:paragraph-rsid="00396ff7"/>
    </style:style>
    <style:style style:name="P94" style:family="paragraph" style:parent-style-name="Standard">
      <style:paragraph-properties fo:text-align="center" style:justify-single-word="false" style:snap-to-layout-grid="false"/>
      <style:text-properties officeooo:rsid="003ca895" officeooo:paragraph-rsid="003ca895"/>
    </style:style>
    <style:style style:name="P95" style:family="paragraph" style:parent-style-name="Standard">
      <style:text-properties officeooo:rsid="003ca895" officeooo:paragraph-rsid="003ca895"/>
    </style:style>
    <style:style style:name="P96" style:family="paragraph" style:parent-style-name="Standard">
      <style:paragraph-properties fo:text-align="center" style:justify-single-word="false" style:snap-to-layout-grid="false"/>
      <style:text-properties officeooo:rsid="003e0b02" officeooo:paragraph-rsid="003e0b02"/>
    </style:style>
    <style:style style:name="P97" style:family="paragraph" style:parent-style-name="Standard">
      <style:paragraph-properties fo:text-align="center" style:justify-single-word="false" style:snap-to-layout-grid="false"/>
      <style:text-properties officeooo:rsid="003e578e" officeooo:paragraph-rsid="003e578e"/>
    </style:style>
    <style:style style:name="P98" style:family="paragraph" style:parent-style-name="Standard">
      <style:paragraph-properties fo:text-align="center" style:justify-single-word="false" style:snap-to-layout-grid="false"/>
      <style:text-properties officeooo:rsid="003f1cc7" officeooo:paragraph-rsid="003f1cc7"/>
    </style:style>
    <style:style style:name="P99" style:family="paragraph" style:parent-style-name="Standard">
      <style:text-properties officeooo:rsid="003ff173" officeooo:paragraph-rsid="003ff173"/>
    </style:style>
    <style:style style:name="P100" style:family="paragraph" style:parent-style-name="Standard">
      <style:paragraph-properties style:snap-to-layout-grid="false"/>
      <style:text-properties officeooo:rsid="0040dfea" officeooo:paragraph-rsid="0040dfea"/>
    </style:style>
    <style:style style:name="P101" style:family="paragraph" style:parent-style-name="Standard">
      <style:text-properties officeooo:paragraph-rsid="002e6038"/>
    </style:style>
    <style:style style:name="P102" style:family="paragraph" style:parent-style-name="Standard">
      <style:text-properties fo:font-size="10pt" officeooo:paragraph-rsid="002e6038" style:font-size-asian="10pt" style:font-size-complex="10pt"/>
    </style:style>
    <style:style style:name="P103" style:family="paragraph" style:parent-style-name="Standard" style:master-page-name="Conversion_20_4">
      <style:paragraph-properties fo:text-align="center" style:justify-single-word="false" style:page-number="auto"/>
    </style:style>
    <style:style style:name="P104" style:family="paragraph" style:parent-style-name="Heading_20_5">
      <style:text-properties officeooo:paragraph-rsid="002e6038"/>
    </style:style>
    <style:style style:name="P105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06" style:family="paragraph" style:parent-style-name="Title" style:master-page-name="Conversion_20_4">
      <style:paragraph-properties style:page-number="auto" fo:break-before="page"/>
    </style:style>
    <style:style style:name="P107" style:family="paragraph" style:parent-style-name="Title" style:master-page-name="Conversion_20_2">
      <style:paragraph-properties style:page-number="auto"/>
    </style:style>
    <style:style style:name="P108" style:family="paragraph" style:parent-style-name="Title" style:master-page-name="Conversion_20_3">
      <style:paragraph-properties style:page-number="auto"/>
    </style:style>
    <style:style style:name="P109" style:family="paragraph" style:parent-style-name="Title" style:master-page-name="MP2">
      <style:paragraph-properties style:page-number="auto" fo:break-before="page"/>
    </style:style>
    <style:style style:name="P110" style:family="paragraph" style:parent-style-name="Title" style:master-page-name="MP3">
      <style:paragraph-properties style:page-number="auto" fo:break-before="page"/>
    </style:style>
    <style:style style:name="P111" style:family="paragraph" style:parent-style-name="Title" style:master-page-name="MP3">
      <style:paragraph-properties style:page-number="auto" fo:break-before="page"/>
      <style:text-properties officeooo:paragraph-rsid="002e6038"/>
    </style:style>
    <style:style style:name="P112" style:family="paragraph" style:parent-style-name="Title" style:master-page-name="MP3">
      <style:paragraph-properties style:page-number="auto" fo:break-before="page"/>
      <style:text-properties fo:font-weight="bold" officeooo:paragraph-rsid="00396ff7" style:font-weight-asian="bold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normal" officeooo:rsid="002b5803" style:font-weight-asian="normal" style:font-weight-complex="normal"/>
    </style:style>
    <style:style style:name="T7" style:family="text">
      <style:text-properties fo:font-weight="normal" officeooo:rsid="001a7b2c" style:font-weight-asian="normal" style:font-weight-complex="normal"/>
    </style:style>
    <style:style style:name="T8" style:family="text">
      <style:text-properties fo:font-weight="normal" officeooo:rsid="002b5842" style:font-weight-asian="normal" style:font-weight-complex="normal"/>
    </style:style>
    <style:style style:name="T9" style:family="text">
      <style:text-properties fo:font-weight="normal" officeooo:rsid="00433380" style:font-weight-asian="normal" style:font-weight-complex="normal"/>
    </style:style>
    <style:style style:name="T10" style:family="text">
      <style:text-properties fo:font-weight="normal" officeooo:rsid="0044e42c" style:font-weight-asian="normal" style:font-weight-complex="normal"/>
    </style:style>
    <style:style style:name="T11" style:family="text">
      <style:text-properties fo:font-weight="normal" officeooo:rsid="004d0397" style:font-weight-asian="normal" style:font-weight-complex="normal"/>
    </style:style>
    <style:style style:name="T12" style:family="text">
      <style:text-properties fo:font-weight="normal" officeooo:rsid="00484e06" style:font-weight-asian="normal" style:font-weight-complex="normal"/>
    </style:style>
    <style:style style:name="T13" style:family="text">
      <style:text-properties fo:font-weight="normal" officeooo:rsid="004dfde3" style:font-weight-asian="normal" style:font-weight-complex="normal"/>
    </style:style>
    <style:style style:name="T14" style:family="text">
      <style:text-properties fo:font-weight="normal" officeooo:rsid="004e9abc" style:font-weight-asian="normal" style:font-weight-complex="normal"/>
    </style:style>
    <style:style style:name="T15" style:family="text">
      <style:text-properties fo:font-weight="normal" officeooo:rsid="0057a2e6" style:font-weight-asian="normal" style:font-weight-complex="normal"/>
    </style:style>
    <style:style style:name="T16" style:family="text">
      <style:text-properties fo:font-weight="normal" officeooo:rsid="00531ac3" style:font-weight-asian="normal" style:font-weight-complex="normal"/>
    </style:style>
    <style:style style:name="T17" style:family="text">
      <style:text-properties fo:font-weight="normal" officeooo:rsid="0065e295" style:font-weight-asian="normal" style:font-weight-complex="normal"/>
    </style:style>
    <style:style style:name="T18" style:family="text">
      <style:text-properties fo:font-weight="normal" officeooo:rsid="006b2aca" style:font-weight-asian="normal" style:font-weight-complex="normal"/>
    </style:style>
    <style:style style:name="T19" style:family="text">
      <style:text-properties fo:font-weight="normal" officeooo:rsid="006cddd9" style:font-weight-asian="normal" style:font-weight-complex="normal"/>
    </style:style>
    <style:style style:name="T20" style:family="text">
      <style:text-properties fo:font-weight="normal" officeooo:rsid="0072abd6" style:font-weight-asian="normal" style:font-weight-complex="normal"/>
    </style:style>
    <style:style style:name="T21" style:family="text">
      <style:text-properties fo:font-weight="normal" officeooo:rsid="00739892" style:font-weight-asian="normal" style:font-weight-complex="normal"/>
    </style:style>
    <style:style style:name="T22" style:family="text">
      <style:text-properties fo:font-weight="normal" officeooo:rsid="003944d0" style:font-weight-asian="normal" style:font-weight-complex="normal"/>
    </style:style>
    <style:style style:name="T23" style:family="text">
      <style:text-properties fo:font-weight="normal" officeooo:rsid="003bda5f" style:font-weight-asian="normal" style:font-weight-complex="normal"/>
    </style:style>
    <style:style style:name="T24" style:family="text">
      <style:text-properties fo:font-weight="normal" officeooo:rsid="003c9dc8" style:font-weight-asian="normal" style:font-weight-complex="normal"/>
    </style:style>
    <style:style style:name="T25" style:family="text">
      <style:text-properties fo:font-weight="normal" officeooo:rsid="003d1ab4" style:font-weight-asian="normal" style:font-weight-complex="normal"/>
    </style:style>
    <style:style style:name="T26" style:family="text">
      <style:text-properties fo:font-weight="normal" officeooo:rsid="003f03cb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language="en" fo:country="GB"/>
    </style:style>
    <style:style style:name="T29" style:family="text">
      <style:text-properties style:text-position="super 58%" style:font-name="Times1" fo:language="en" fo:country="G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13f1e5"/>
    </style:style>
    <style:style style:name="T32" style:family="text">
      <style:text-properties officeooo:rsid="0015e45e"/>
    </style:style>
    <style:style style:name="T33" style:family="text">
      <style:text-properties officeooo:rsid="00193924"/>
    </style:style>
    <style:style style:name="T34" style:family="text">
      <style:text-properties officeooo:rsid="001b55e0"/>
    </style:style>
    <style:style style:name="T35" style:family="text">
      <style:text-properties officeooo:rsid="001fb9a5"/>
    </style:style>
    <style:style style:name="T36" style:family="text">
      <style:text-properties officeooo:rsid="0020c1c1"/>
    </style:style>
    <style:style style:name="T37" style:family="text">
      <style:text-properties style:font-weight-complex="bold"/>
    </style:style>
    <style:style style:name="T38" style:family="text">
      <style:text-properties officeooo:rsid="00285b54" style:font-weight-complex="bold"/>
    </style:style>
    <style:style style:name="T39" style:family="text">
      <style:text-properties officeooo:rsid="002a5f2d" style:font-weight-complex="bold"/>
    </style:style>
    <style:style style:name="T40" style:family="text">
      <style:text-properties officeooo:rsid="002b5803" style:font-weight-complex="bold"/>
    </style:style>
    <style:style style:name="T41" style:family="text">
      <style:text-properties officeooo:rsid="002e6038" style:font-weight-complex="bold"/>
    </style:style>
    <style:style style:name="T42" style:family="text">
      <style:text-properties officeooo:rsid="004abe55" style:font-weight-complex="bold"/>
    </style:style>
    <style:style style:name="T43" style:family="text">
      <style:text-properties officeooo:rsid="0046ca85" style:font-weight-complex="bold"/>
    </style:style>
    <style:style style:name="T44" style:family="text">
      <style:text-properties officeooo:rsid="0054671b" style:font-weight-complex="bold"/>
    </style:style>
    <style:style style:name="T45" style:family="text">
      <style:text-properties officeooo:rsid="006fb546" style:font-weight-complex="bold"/>
    </style:style>
    <style:style style:name="T46" style:family="text">
      <style:text-properties officeooo:rsid="0071c246" style:font-weight-complex="bold"/>
    </style:style>
    <style:style style:name="T47" style:family="text">
      <style:text-properties officeooo:rsid="00311de6" style:font-weight-complex="bold"/>
    </style:style>
    <style:style style:name="T48" style:family="text">
      <style:text-properties officeooo:rsid="00373488" style:font-weight-complex="bold"/>
    </style:style>
    <style:style style:name="T49" style:family="text">
      <style:text-properties officeooo:rsid="00408069" style:font-weight-complex="bold"/>
    </style:style>
    <style:style style:name="T50" style:family="text">
      <style:text-properties fo:font-style="italic" style:font-style-asian="italic" style:font-weight-complex="bold"/>
    </style:style>
    <style:style style:name="T51" style:family="text">
      <style:text-properties officeooo:rsid="002a3a40"/>
    </style:style>
    <style:style style:name="T52" style:family="text">
      <style:text-properties officeooo:rsid="002b5803"/>
    </style:style>
    <style:style style:name="T53" style:family="text">
      <style:text-properties officeooo:rsid="001c8353"/>
    </style:style>
    <style:style style:name="T54" style:family="text">
      <style:text-properties officeooo:rsid="002b5842"/>
    </style:style>
    <style:style style:name="T55" style:family="text">
      <style:text-properties officeooo:rsid="002b90f4"/>
    </style:style>
    <style:style style:name="T56" style:family="text">
      <style:text-properties officeooo:rsid="002d3b8a"/>
    </style:style>
    <style:style style:name="T57" style:family="text">
      <style:text-properties officeooo:rsid="002e6038"/>
    </style:style>
    <style:style style:name="T58" style:family="text">
      <style:text-properties officeooo:rsid="003317c8"/>
    </style:style>
    <style:style style:name="T59" style:family="text">
      <style:text-properties officeooo:rsid="004258e6"/>
    </style:style>
    <style:style style:name="T60" style:family="text">
      <style:text-properties officeooo:rsid="002c8077"/>
    </style:style>
    <style:style style:name="T61" style:family="text">
      <style:text-properties officeooo:rsid="0051b161"/>
    </style:style>
    <style:style style:name="T62" style:family="text">
      <style:text-properties officeooo:rsid="0057dd9e"/>
    </style:style>
    <style:style style:name="T63" style:family="text">
      <style:text-properties officeooo:rsid="0066c613"/>
    </style:style>
    <style:style style:name="T64" style:family="text">
      <style:text-properties officeooo:rsid="0066c862"/>
    </style:style>
    <style:style style:name="T65" style:family="text">
      <style:text-properties officeooo:rsid="006f23d1"/>
    </style:style>
    <style:style style:name="T66" style:family="text">
      <style:text-properties officeooo:rsid="006d4994"/>
    </style:style>
    <style:style style:name="T67" style:family="text">
      <style:text-properties officeooo:rsid="0039f99c"/>
    </style:style>
    <style:style style:name="T68" style:family="text">
      <style:text-properties officeooo:rsid="00408069"/>
    </style:style>
    <style:style style:name="T69" style:family="text">
      <style:text-properties officeooo:rsid="0046525e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text:s/>INF112 - Dossier de validation prévisionnel</text:p>
      <text:p text:style-name="P54"/>
      <text:p text:style-name="Heading_20_2"><text:span text:style-name="T30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51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 <text:span text:style-name="T35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95">Emilie Poulbot</text:p>
            <text:p text:style-name="P95">Nicolas Vuillerm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b de pages ou de lignes) :</text:p>
          </table:table-cell>
          <table:table-cell table:style-name="Tableau1.B3" table:number-columns-spanned="2" office:value-type="string">
            <text:p text:style-name="P9"/>
          </table:table-cell>
          <table:covered-table-cell/>
          <table:table-cell table:style-name="Tableau1.D3" office:value-type="string">
            <text:p text:style-name="P9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52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<text:s/>valideurs :</text:p>
            <text:p text:style-name="Standard"/>
            <text:p text:style-name="P99">Serigne Fall</text:p>
            <text:p text:style-name="P99">Pierre Dugast</text:p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94">24/05/2019</text:p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9"><text:span text:style-name="T27">Fonctionnalités à tester</text:span> :</text:p>
            <text:p text:style-name="P34">additembook + reviewitembook<text:span text:style-name="T58">+reviewOpinion</text:span></text:p>
            <text:p text:style-name="P9"/>
            <text:p text:style-name="Standard"/>
            <text:p text:style-name="Standard"/>
            <text:p text:style-name="Standard"/>
            <text:p text:style-name="Standard"/>
            <text:p text:style-name="Standard"><text:span text:style-name="T27">Critère (s) de validation</text:span><text:span text:style-name="T27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0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9">Nb tests prévus</text:p></table:table-cell><table:table-cell table:style-name="Tableau2.A1" office:value-type="string"><text:p text:style-name="P9">Tests passés</text:p></table:table-cell><table:table-cell table:style-name="Tableau2.A1" office:value-type="string"><text:p text:style-name="P9"><text:span text:style-name="T28">Tests OK</text:span><text:span text:style-name="T29">2</text:span></text:p></table:table-cell><table:table-cell table:style-name="Tableau2.A1" office:value-type="string"><text:p text:style-name="P22">Tests NOK</text:p></table:table-cell><table:table-cell table:style-name="Tableau2.A1" office:value-type="string"><text:p text:style-name="P9">Tests NS</text:p></table:table-cell><table:table-cell table:style-name="Tableau2.A1" office:value-type="string"><text:p text:style-name="P9">Anomalies</text:p><text:p text:style-name="Standard">majeures </text:p></table:table-cell><table:table-cell table:style-name="Tableau2.G1" office:value-type="string"><text:p text:style-name="P9">Anomalies </text:p><text:p text:style-name="Standard">mineures</text:p></table:table-cell></table:table-row><table:table-row table:style-name="Tableau2.1"><table:table-cell table:style-name="Tableau2.A2" office:value-type="string"><text:p text:style-name="P100">18</text:p><text:p text:style-name="Standard"/></table:table-cell><table:table-cell table:style-name="Tableau2.A2" office:value-type="string"><text:p text:style-name="P100">16</text:p></table:table-cell><table:table-cell table:style-name="Tableau2.A2" office:value-type="string"><text:p text:style-name="P100">16</text:p></table:table-cell><table:table-cell table:style-name="Tableau2.A2" office:value-type="string"><text:p text:style-name="P100">2</text:p></table:table-cell><table:table-cell table:style-name="Tableau2.A2" office:value-type="string"><text:p text:style-name="P100">1</text:p></table:table-cell><table:table-cell table:style-name="Tableau2.A2" office:value-type="string"><text:p text:style-name="P100">0</text:p></table:table-cell><table:table-cell table:style-name="Tableau2.G2" office:value-type="string"><text:p text:style-name="P100">1</text:p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6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53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11">No</text:p>
          </table:table-cell>
          <table:table-cell table:style-name="Tableau3.B2" office:value-type="string">
            <text:p text:style-name="P11">Identification du test</text:p>
          </table:table-cell>
          <table:table-cell table:style-name="Tableau3.C2" office:value-type="string">
            <text:p text:style-name="P6"><text:span text:style-name="T27">Résultat</text:span><text:span text:style-name="T27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2"/>
            <text:p text:style-name="Standard"><text:span text:style-name="T27">Gravité de l’anomalie </text:span><text:span text:style-name="T27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35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36">Test de addItemBook avec</text:p>
            <text:p text:style-name="P36"><text:s/>des entrées non conformes</text:p>
            <text:p text:style-name="P5"/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35">2</text:p>
          </table:table-cell>
          <table:table-cell table:style-name="Tableau3.B8" office:value-type="string">
            <text:p text:style-name="P6"/>
            <text:p text:style-name="P5"/>
            <text:p text:style-name="P36">Test de addItemBook avec</text:p>
            <text:p text:style-name="P36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35">3</text:p>
          </table:table-cell>
          <table:table-cell table:style-name="Tableau3.B8" office:value-type="string">
            <text:p text:style-name="P6"/>
            <text:p text:style-name="P5"/>
            <text:p text:style-name="P36">Test de addItemBook sur un livre </text:p>
            <text:p text:style-name="P36"><text:span text:style-name="T36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43">4</text:p>
          </table:table-cell>
          <table:table-cell table:style-name="Tableau3.B8" office:value-type="string">
            <text:p text:style-name="P6"/>
            <text:p text:style-name="P65">Test de <text:span text:style-name="T55">review</text:span>ItemBook avec</text:p>
            <text:p text:style-name="P65"><text:s/>des entrées non conformes</text:p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43">5</text:p>
          </table:table-cell>
          <table:table-cell table:style-name="Tableau3.B8" office:value-type="string">
            <text:p text:style-name="P7"/>
            <text:p text:style-name="P66">Test de <text:span text:style-name="T55">review</text:span>ItemBook avec</text:p>
            <text:p text:style-name="P67">des identifiants/ mot passe incorrects</text:p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43">6</text:p>
          </table:table-cell>
          <table:table-cell table:style-name="Tableau3.B8" office:value-type="string">
            <text:p text:style-name="P7"/>
            <text:p text:style-name="P66">Test de <text:span text:style-name="T55">review</text:span>ItemBook sur un livre </text:p>
            <text:p text:style-name="P67"><text:span text:style-name="T36">déjà</text:span> existant</text:p>
          </table:table-cell>
          <table:table-cell table:style-name="Tableau3.C8" office:value-type="string">
            <text:p text:style-name="P96">OK</text:p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53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11">No</text:p>
          </table:table-cell>
          <table:table-cell table:style-name="Tableau4.B2" office:value-type="string">
            <text:p text:style-name="P11">Identification du test</text:p>
          </table:table-cell>
          <table:table-cell table:style-name="Tableau4.C2" office:value-type="string">
            <text:p text:style-name="P6"><text:span text:style-name="T27">Résultat</text:span><text:span text:style-name="T27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2"/>
            <text:p text:style-name="Standard"><text:span text:style-name="T27">Gravité de l’anomalie </text:span><text:span text:style-name="T27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45">7</text:p>
          </table:table-cell>
          <table:table-cell table:style-name="Tableau4.B8" office:value-type="string">
            <text:p text:style-name="P6"/>
            <text:p text:style-name="P47">Test de ReviewOpinion sur des entrées erronées</text:p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97">OK</text:p>
          </table:table-cell>
          <table:table-cell table:style-name="Tableau4.D8" office:value-type="string">
            <text:p text:style-name="P97"/>
          </table:table-cell>
        </table:table-row>
        <table:table-row table:style-name="Tableau4.4">
          <table:table-cell table:style-name="Tableau4.A8" office:value-type="string">
            <text:p text:style-name="P45">8</text:p>
          </table:table-cell>
          <table:table-cell table:style-name="Tableau4.B8" office:value-type="string">
            <text:p text:style-name="P6"/>
            <text:p text:style-name="P47"/>
            <text:p text:style-name="P47">Test de ReviewOpinion sur des articles non existants dans le réseau social</text:p>
            <text:p text:style-name="P5"/>
            <text:p text:style-name="P5"/>
          </table:table-cell>
          <table:table-cell table:style-name="Tableau4.C8" office:value-type="string">
            <text:p text:style-name="P97">OK</text:p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45">9</text:p>
          </table:table-cell>
          <table:table-cell table:style-name="Tableau4.B8" office:value-type="string">
            <text:p text:style-name="P44"/>
            <text:p text:style-name="P8"/>
            <text:p text:style-name="P47">Test de ReviewOpinion sur des logins/mot de passe erronées</text:p>
            <text:p text:style-name="P5"/>
          </table:table-cell>
          <table:table-cell table:style-name="Tableau4.C8" office:value-type="string">
            <text:p text:style-name="P97">OK</text:p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45">10</text:p>
          </table:table-cell>
          <table:table-cell table:style-name="Tableau4.B8" office:value-type="string">
            <text:p text:style-name="P6"/>
            <text:p text:style-name="P5"/>
            <text:p text:style-name="P48">Test de ReviewOpinion avec des membres sur leurs propres avis et members n’ayant pas noté l’articles en question</text:p>
            <text:p text:style-name="P5"/>
          </table:table-cell>
          <table:table-cell table:style-name="Tableau4.C8" office:value-type="string">
            <text:p text:style-name="P98">NS</text:p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49">11</text:p>
          </table:table-cell>
          <table:table-cell table:style-name="Tableau4.B8" office:value-type="string">
            <text:p text:style-name="P46">Test de ReviewOpinion sur des membres et constater </text:p>
            <text:p text:style-name="P49">l’évolution de leurs karmas</text:p>
          </table:table-cell>
          <table:table-cell table:style-name="Tableau4.C8" office:value-type="string">
            <text:p text:style-name="P103">OK</text:p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68">Fiche de test N°<text:span text:style-name="T31">1</text:span> <text:s text:c="2"/></text:p>
      <text:p text:style-name="Title"/>
      <text:p text:style-name="P10">Objectif du test : <text:span text:style-name="T31">Eprouver la méthode addItemBook dans les cas d’anomalies</text:span></text:p>
      <text:p text:style-name="P10"/>
      <text:p text:style-name="P27">On teste dans un premier temps la levée de toutes les exceptions BadEntryException concernant les paramètres passées.</text:p>
      <text:p text:style-name="P27"/>
      <text:p text:style-name="P28"/>
      <text:p text:style-name="P28"/>
      <text:p text:style-name="P28"/>
      <text:p text:style-name="P10"/>
      <text:p text:style-name="P10"/>
      <text:p text:style-name="P10">Description (scénario) :</text:p>
      <text:list xml:id="list647553072" text:style-name="L1">
        <text:list-item>
          <text:p text:style-name="P70">Instanciation d’un Social Network</text:p>
        </text:list-item>
      </text:list>
      <text:list xml:id="list1823174335" text:style-name="L2">
        <text:list-header>
          <text:p text:style-name="P71"><text:span text:style-name="T54">1.1 </text:span>Appel de addItemBook en passant un login non instancié</text:p>
          <text:p text:style-name="P71"><text:span text:style-name="T54">1.2 </text:span>Appel avec un login constitué de blancs.</text:p>
          <text:p text:style-name="P71"><text:span text:style-name="T54">1.3 </text:span>Appel de addItemBook en passant un mot de passe non instancié</text:p>
          <text:p text:style-name="P71"><text:span text:style-name="T54">1.4 </text:span>Appel avec un mot de passe constitué de blancs.</text:p>
          <text:p text:style-name="P71"><text:span text:style-name="T54">1.5 </text:span>Appel de addItemBook en passant un titre non instancié</text:p>
          <text:p text:style-name="P71"><text:span text:style-name="T54">1.6 </text:span>Appel avec un titre constitué de blancs.</text:p>
          <text:p text:style-name="P77"><text:span text:style-name="T8">1.7 </text:span><text:span text:style-name="T2">Appel de addItemBook en passant un </text:span><text:span text:style-name="T4">genre</text:span><text:span text:style-name="T2"> non instancié</text:span></text:p>
          <text:p text:style-name="P77"><text:span text:style-name="T8">1.8 </text:span><text:span text:style-name="T2">Appel de addItemBook en passant un </text:span><text:span text:style-name="T4">auteur</text:span><text:span text:style-name="T2"> non instancié</text:span></text:p>
          <text:p text:style-name="P78"><text:span text:style-name="T8">1.9 </text:span><text:span text:style-name="T3">Appel de addItemBook </text:span><text:span text:style-name="T4">avec un nombre de pages non positif.</text:span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10"/>
      <text:p text:style-name="P29">Dans ces huit instructions exécutées une exception BadEntryException doit être levée.</text:p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76">L’exception BadEntry est bien levée pour ces tests.</text:p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23"/>
      <text:p text:style-name="Heading_20_5">Conclusion : </text:p>
      <text:p text:style-name="Standard"/>
      <text:p text:style-name="P107">Fiche de test N° <text:span text:style-name="T32">2</text:span></text:p>
      <text:p text:style-name="Title"/>
      <text:p text:style-name="P10">Objectif du test :</text:p>
      <text:p text:style-name="P10"/>
      <text:p text:style-name="P28">Ensuite nous allons nous allons vérifier que l’exception NotMemberException est bien levée dans les cas spécifiés par l’API (Login / Mot de Passe incorrecte , inexistant etc.).</text:p>
      <text:p text:style-name="P10"/>
      <text:p text:style-name="P10"/>
      <text:p text:style-name="P10">Description(scénario) :</text:p>
      <text:p text:style-name="P10"/>
      <text:list xml:id="list2558645536" text:style-name="L3">
        <text:list-item>
          <text:p text:style-name="P72">Instanciation d’un Social Network</text:p>
        </text:list-item>
        <text:list-item>
          <text:p text:style-name="P82"><text:span text:style-name="T3">A</text:span><text:span text:style-name="T5">jouter un membre (« ANewMember », »password », »testProfile »)</text:span></text:p>
        </text:list-item>
      </text:list>
      <text:p text:style-name="P42"><text:span text:style-name="T6">2.1 </text:span><text:span text:style-name="T3">Appel de addItemBook en passant un login non </text:span><text:span text:style-name="T5">existant (‘ «LoginInexistant » )</text:span></text:p>
      <text:p text:style-name="P42"><text:span text:style-name="T6">2.2 </text:span><text:span text:style-name="T3">Appel de addItemBook en passant </text:span><text:span text:style-name="T7">le login « </text:span><text:span text:style-name="T5">ANewMember » </text:span><text:span text:style-name="T7">et le mot de passe « Wrong« 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30">Les deux dernières instructions lèveront normalement une exception <text:span text:style-name="T34">NotMemberExceptio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10"/>
      <text:p text:style-name="P80">Tout VA BI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23"/>
      <text:p text:style-name="Heading_20_5">Conclusion :</text:p>
      <text:p text:style-name="P108">Fiche de test N° <text:span text:style-name="T32">3</text:span></text:p>
      <text:p text:style-name="Title"/>
      <text:p text:style-name="P10">Objectif du test :</text:p>
      <text:p text:style-name="P10"/>
      <text:p text:style-name="P28">Enfin nous éprouverons la réaction du système si on ajoute un volume déjà existant. </text:p>
      <text:p text:style-name="P10"/>
      <text:p text:style-name="P10"/>
      <text:p text:style-name="P10">Description(scénario) :</text:p>
      <text:p text:style-name="P13"/>
      <text:list xml:id="list115043992874095" text:continue-numbering="true" text:style-name="L3">
        <text:list-item>
          <text:p text:style-name="P73">Instanciation d’un Social Network</text:p>
        </text:list-item>
        <text:list-item>
          <text:p text:style-name="P79"><text:span text:style-name="T3">A</text:span><text:span text:style-name="T5">jouter un membre (« ANewMember », »password », « testProfile »)</text:span></text:p>
        </text:list-item>
        <text:list-item>
          <text:p text:style-name="P74">Appeler addItemBook avec le Login <text:span text:style-name="T33"> « ANewMember »  </text:span>le mot de passe  <text:s/>« <text:span text:style-name="T33">password »  , </text:span>le titre « UnLivre » le genre « «  et l’auteur « « (Chaine vide) ;</text:p>
          <text:p text:style-name="P75">3.1 <text:span text:style-name="T53">Appeler addItemBook avec le Login  « ANewMember »  le mot de passe  <text:s/>« password »  , le titre « Un Livre » le genre « «  et l’auteur « « (Chaine vide) ;</text:span></text:p>
        </text:list-item>
      </text:list>
      <text:p text:style-name="P32"><text:tab/><text:span text:style-name="T52">3.2 Appeler addItemBook avec le Login  « ANewMember »  le mot de passe  <text:s/>« password »  , le titre « un <text:s text:c="6"/>Livre » le genre « «  et l’auteur « « (Chaine vide) 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31">Les deux dernières instructions lèveront une exception ItemBookAlreadyExistsException car on veut ajouter un livre déjà existant même si la casse et la forme diffèrent. 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80"/>
      <text:p text:style-name="P80">Tout VA BI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23"/>
      <text:p text:style-name="Heading_20_5">Conclusion :</text:p>
      <text:p text:style-name="P106">Fiche de test N°4</text:p>
      <text:p text:style-name="P58"/>
      <text:p text:style-name="P14">Objectif du test : Eprouver la méthode reviewItemBook dans les cas d’anomalies.</text:p>
      <text:p text:style-name="P14"/>
      <text:p text:style-name="P37">Vérification de la levée de l’exception BadEntryException lors de l’utilisation de reviewItemBook avec des paramètres d’entrées incorrects. </text:p>
      <text:p text:style-name="P14"/>
      <text:p text:style-name="P37"/>
      <text:p text:style-name="P14"/>
      <text:p text:style-name="P14"/>
      <text:p text:style-name="P14">Description (scénario) :</text:p>
      <text:p text:style-name="P37"><text:tab/></text:p>
      <text:list xml:id="list569465569" text:style-name="L4">
        <text:list-item>
          <text:p text:style-name="P83"><text:span text:style-name="Police_20_par_20_défaut"><text:span text:style-name="T37">Instanciation d’un </text:span></text:span><text:span text:style-name="Police_20_par_20_défaut"><text:span text:style-name="T50">Social Network</text:span></text:span></text:p>
        </text:list-item>
        <text:list-item>
          <text:p text:style-name="P85"><text:span text:style-name="T52">4</text:span>.1 Utilisation de reviewItemBook avec en paramètre un login non instancié</text:p>
        </text:list-item>
        <text:list-item>
          <text:p text:style-name="P85"><text:span text:style-name="T52">4</text:span>.2 Utilisation de reviewItemBook avec en paramètre un login ne contenant que des espaces.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3 Utilisation de reviewItemBook avec en paramètre un password non instancié.</text:span></text:span>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4 Utilisation de reviewItemBook avec en paramètre un password de moins de 4 caractères, autres que des « leading » ou « trailing banks ».</text:span></text:span>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5 Utilisation de reviewItemBook avec en paramètre un title non instancié.</text:span></text:span></text:p>
        </text:list-item>
        <text:list-item>
          <text:p text:style-name="P85"><text:span text:style-name="T52">4</text:span>.6 Utilisation de reviewItemBook avec en paramètre un title ne contenant que des espaces.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7 Utilisation de reviewItemBook avec en paramètre un mark qui n’est pas &gt;= 0</text:span></text:span>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8 Utilisation de reviewItemBook avec en paramètre un mark qui n’est pas &lt;= 5</text:span></text:span></text:p>
        </text:list-item>
        <text:list-item>
          <text:p text:style-name="P83"><text:span text:style-name="Police_20_par_20_défaut"><text:span text:style-name="T40">4</text:span></text:span><text:span text:style-name="Police_20_par_20_défaut"><text:span text:style-name="T37">.9 Utilisation de reviewItemBook avec en paramètre un comment non instancié.</text:span></text:span></text:p>
        </text:list-item>
      </text:list>
      <text:p text:style-name="P60"/>
      <text:p text:style-name="P14"/>
      <text:p text:style-name="P14"/>
      <text:p text:style-name="P14"/>
      <text:p text:style-name="P14"/>
      <text:p text:style-name="P14">Résultats attendus :</text:p>
      <text:p text:style-name="P41"><text:span text:style-name="Police_20_par_20_défaut"><text:span text:style-name="T27"><text:tab/></text:span></text:span><text:span text:style-name="Police_20_par_20_défaut"><text:span text:style-name="T37">Dans les 9 utilisations de reviewItemBook, l’exception BadEntryException doit être levée.</text:span></text:span></text:p>
      <text:p text:style-name="P37"><text:tab/>De plus lorsqu’un utilisateur qui a déjà émis un avis sur un livre en publie un nouveau ; le nouvel avis doit remplacer le précéden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80">Tout VA BIE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56">Conclusion :</text:p>
      <text:p text:style-name="P109">Fiche de test N° 5 <text:s/></text:p>
      <text:p text:style-name="P58"/>
      <text:p text:style-name="P14">Objectif du test : Eprouver la méthode reviewItemBook dans les cas d’anomalies.</text:p>
      <text:p text:style-name="P14"/>
      <text:p text:style-name="P37">Vérification de la levée de l’exception NotMemberException lors de l’utilisation de reviewItemBook avec des paramètres d’entrées incorrects. <text:span text:style-name="T55">(login/password incorrects).</text:span></text:p>
      <text:p text:style-name="P14"/>
      <text:p text:style-name="P37"/>
      <text:p text:style-name="P14"/>
      <text:p text:style-name="P14"/>
      <text:p text:style-name="P14">Description (scénario) :</text:p>
      <text:p text:style-name="P37"><text:tab/></text:p>
      <text:list xml:id="list115043924502200" text:continue-numbering="true" text:style-name="L4">
        <text:list-item>
          <text:p text:style-name="P83"><text:span text:style-name="Police_20_par_20_défaut"><text:span text:style-name="T37">Instanciation d’un </text:span></text:span><text:span text:style-name="Police_20_par_20_défaut"><text:span text:style-name="T50">Social Network</text:span></text:span></text:p>
        </text:list-item>
        <text:list-item>
          <text:p text:style-name="P83"><text:span text:style-name="Police_20_par_20_défaut"><text:span text:style-name="T38">5</text:span></text:span><text:span text:style-name="Police_20_par_20_défaut"><text:span text:style-name="T37">.1 Utilisation de reviewItemBook avec en paramètre un login non enregistré dans SocialNetwork</text:span></text:span></text:p>
        </text:list-item>
        <text:list-item>
          <text:p text:style-name="P83"><text:span text:style-name="Police_20_par_20_défaut"><text:span text:style-name="T38">5</text:span></text:span><text:span text:style-name="Police_20_par_20_défaut"><text:span text:style-name="T37">.2 Utilisation de reviewItemBook avec en paramètre un password qui ne correspond pas au password d’un membre enregistré</text:span></text:span></text:p>
        </text:list-item>
      </text:list>
      <text:p text:style-name="P6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attendus :</text:p>
      <text:p text:style-name="P61"><text:span text:style-name="Police_20_par_20_défaut"><text:span text:style-name="T37">Dans les 2 utilisations de reviewItemBook, l’exception NotMemberException doit être levée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80">Tout VA BIEN</text:p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56">Conclusion :</text:p>
      <text:p text:style-name="P110">Fiche de test N° 6 <text:s/></text:p>
      <text:p text:style-name="P58"/>
      <text:p text:style-name="P14">Objectif du test : Eprouver la méthode reviewItemBook dans les cas d’anomalies.</text:p>
      <text:p text:style-name="P14"/>
      <text:p text:style-name="P37">Vérification de la levée de l’exception No<text:span text:style-name="T51">t</text:span>ItemException lors de l’utilisation de reviewItemBook avec des paramètres d’entrées incorrects <text:span text:style-name="T56">(livre déjà existant).</text:span></text:p>
      <text:p text:style-name="P14"/>
      <text:p text:style-name="P37"/>
      <text:p text:style-name="P14"/>
      <text:p text:style-name="P14"/>
      <text:p text:style-name="P14">Description (scénario) :</text:p>
      <text:p text:style-name="P37"><text:tab/></text:p>
      <text:list xml:id="list115042869056193" text:continue-numbering="true" text:style-name="L4">
        <text:list-item>
          <text:p text:style-name="P83"><text:span text:style-name="Police_20_par_20_défaut"><text:span text:style-name="T37">Instanciation d’un </text:span></text:span><text:span text:style-name="Police_20_par_20_défaut"><text:span text:style-name="T50">Social Network</text:span></text:span></text:p>
        </text:list-item>
        <text:list-item>
          <text:p text:style-name="P83"><text:span text:style-name="Police_20_par_20_défaut"><text:span text:style-name="T40">6</text:span></text:span><text:span text:style-name="Police_20_par_20_défaut"><text:span text:style-name="T37">.1 Utilisation de reviewItemBook avec en paramètre un titre non enregistré comme un livre dans SocialNetwork</text:span></text:span></text:p>
        </text:list-item>
        <text:list-item>
          <text:p text:style-name="P83"/>
        </text:list-item>
      </text:list>
      <text:p text:style-name="P6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attendus :</text:p>
      <text:p text:style-name="P14"/>
      <text:p text:style-name="P61"><text:span text:style-name="Police_20_par_20_défaut"><text:span text:style-name="T37">Dans l’utilisation de reviewItemBook, l’exception No</text:span></text:span><text:span text:style-name="Police_20_par_20_défaut"><text:span text:style-name="T39">t</text:span></text:span><text:span text:style-name="Police_20_par_20_défaut"><text:span text:style-name="T37">ItemException doit être levée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80">Tout VA BIEN</text:p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56">Conclusion :</text:p>
      <text:p text:style-name="P111">Fiche de test N° <text:span text:style-name="T57">7</text:span> </text:p>
      <text:p text:style-name="P59"/>
      <text:p text:style-name="P15">Objectif du test : Eprouver la méthode review<text:span text:style-name="T57">Opinion </text:span>dans les cas d’anomalies.</text:p>
      <text:p text:style-name="P15"/>
      <text:p text:style-name="P38"/>
      <text:p text:style-name="P33">Vérification de la levée de l’exception BadEntryException lors de l’utilisation de review<text:span text:style-name="T57">Opinion</text:span> avec des paramètres d’entrées incorrects. </text:p>
      <text:p text:style-name="P38"/>
      <text:p text:style-name="P15"/>
      <text:p text:style-name="P15"/>
      <text:p text:style-name="P15">Description (scénario) :</text:p>
      <text:p text:style-name="P38"><text:tab/></text:p>
      <text:list xml:id="list115042937562886" text:continue-numbering="true" text:style-name="L4">
        <text:list-item>
          <text:p text:style-name="P84"><text:span text:style-name="Police_20_par_20_défaut"><text:span text:style-name="T37">Instanciation d’un </text:span></text:span><text:span text:style-name="Police_20_par_20_défaut"><text:span text:style-name="T50">Social Network</text:span></text:span></text:p>
        </text:list-item>
        <text:list-item>
          <text:p text:style-name="P84"><text:span text:style-name="Police_20_par_20_défaut"><text:span text:style-name="T41">7</text:span></text:span><text:span text:style-name="Police_20_par_20_défaut"><text:span text:style-name="T37">.1 Utilisation de review</text:span></text:span><text:span text:style-name="Police_20_par_20_défaut"><text:span text:style-name="T41">Opinion</text:span></text:span><text:span text:style-name="Police_20_par_20_défaut"><text:span text:style-name="T37"> avec en paramètre un </text:span></text:span><text:span text:style-name="Police_20_par_20_défaut"><text:span text:style-name="T41">avis </text:span></text:span><text:span text:style-name="Police_20_par_20_défaut"><text:span text:style-name="T37">non enregistré comme un </text:span></text:span><text:span text:style-name="Police_20_par_20_défaut"><text:span text:style-name="T41">avis</text:span></text:span><text:span text:style-name="Police_20_par_20_défaut"><text:span text:style-name="T37"> dans SocialNetwork</text:span></text:span></text:p>
        </text:list-item>
        <text:list-item>
          <text:p text:style-name="P84"><text:span text:style-name="Police_20_par_20_défaut"><text:span text:style-name="T41">7</text:span></text:span><text:span text:style-name="Police_20_par_20_défaut"><text:span text:style-name="T37">.</text:span></text:span><text:span text:style-name="Police_20_par_20_défaut"><text:span text:style-name="T41">2</text:span></text:span><text:span text:style-name="Police_20_par_20_défaut"><text:span text:style-name="T37"> Utilisation de review</text:span></text:span><text:span text:style-name="Police_20_par_20_défaut"><text:span text:style-name="T41">Opinion</text:span></text:span><text:span text:style-name="Police_20_par_20_défaut"><text:span text:style-name="T37"> avec en paramètre un mark qui n’est pas &gt;= 0</text:span></text:span></text:p>
        </text:list-item>
        <text:list-item>
          <text:p text:style-name="P84"><text:span text:style-name="Police_20_par_20_défaut"><text:span text:style-name="T41">7.3 Utilisation de reviewOpinion avec en paramètre un mark qui n’est pas &lt;= 5</text:span></text:span></text:p>
        </text:list-item>
      </text:list>
      <text:p text:style-name="P6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attendus :</text:p>
      <text:p text:style-name="P15"/>
      <text:p text:style-name="P62"><text:span text:style-name="Police_20_par_20_défaut"><text:span text:style-name="T37">Dans l’utilisation de review</text:span></text:span><text:span text:style-name="Police_20_par_20_défaut"><text:span text:style-name="T41">Opinion</text:span></text:span><text:span text:style-name="Police_20_par_20_défaut"><text:span text:style-name="T37">, l’exception </text:span></text:span><text:span text:style-name="Police_20_par_20_défaut"><text:span text:style-name="T41">BadEntry</text:span></text:span><text:span text:style-name="Police_20_par_20_défaut"><text:span text:style-name="T37">Exception doit être levée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observés :</text:p>
      <text:p text:style-name="P15"/>
      <text:p text:style-name="P81">L’exception est bien levée mais n’est pas prioritaire <text:span text:style-name="T69">vis-à-vis</text:span> des autres exceptions. En effet, la méthode ne procède pas <text:s/>à la vérification entière de la conformité des paramètres avant de traiter les exceptions de plus haut niveau.</text:p>
      <text:p text:style-name="P15"/>
      <text:p text:style-name="P15"/>
      <text:p text:style-name="P102"/>
      <text:p text:style-name="P25"/>
      <text:p text:style-name="P104">Conclusion :</text:p>
      <text:p text:style-name="P101"/>
      <text:p text:style-name="P112">Fiche de test N° <text:span text:style-name="T67">8</text:span></text:p>
      <text:p text:style-name="P55"/>
      <text:p text:style-name="P20">Objectif du test : Eprouver la méthode review<text:span text:style-name="T60">Opinion</text:span> dans les cas d’anomalies.</text:p>
      <text:p text:style-name="P21"/>
      <text:p text:style-name="P21">But : Tester le fonctionnement de la éthode avec des articles inexistants dans le Social </text:p>
      <text:p text:style-name="P21">Network</text:p>
      <text:p text:style-name="P20"/>
      <text:p text:style-name="P20"/>
      <text:p text:style-name="P40"/>
      <text:p text:style-name="P20"/>
      <text:p text:style-name="P20"/>
      <text:p text:style-name="P20">Description (scénario) :</text:p>
      <text:p text:style-name="P20"/>
      <text:list xml:id="list3878798277" text:style-name="L5">
        <text:list-item>
          <text:p text:style-name="P86">Ajout d’un SocialNetwork</text:p>
        </text:list-item>
        <text:list-item>
          <text:p text:style-name="P89"><text:span text:style-name="T22">8.1 </text:span><text:span text:style-name="T2">Appel avec un type diffèrent de {‘f’,’F’,’b’,’B’}</text:span></text:p>
        </text:list-item>
        <text:list-item>
          <text:p text:style-name="P90"><text:span text:style-name="T2">8.2 </text:span><text:span text:style-name="T23">Appel avec un titre non existant </text:span><text:span text:style-name="T24">dans le réseau social </text:span><text:span text:style-name="T25">et de type ‘f’ </text:span><text:span text:style-name="T26">ou’F’</text:span></text:p>
        </text:list-item>
        <text:list-item>
          <text:p text:style-name="P90"><text:span text:style-name="T24">8.</text:span><text:span text:style-name="T26">3</text:span><text:span text:style-name="T24"> </text:span><text:span text:style-name="T23">Appel avec un titre non existant </text:span><text:span text:style-name="T24">dans le réseau social </text:span><text:span text:style-name="T25">et de type ‘</text:span><text:span text:style-name="T26">b</text:span><text:span text:style-name="T25">’ </text:span><text:span text:style-name="T26">ou ‘B’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ésultats attendus :</text:p>
      <text:p text:style-name="P50"><text:span text:style-name="Police_20_par_20_défaut"><text:span text:style-name="T47">On devrait avoir une exception de type </text:span></text:span><text:span text:style-name="Police_20_par_20_défaut"><text:span text:style-name="T48">NotItem</text:span></text:span><text:span text:style-name="Police_20_par_20_défaut"><text:span text:style-name="T47">Exception </text:span></text:span><text:span text:style-name="Police_20_par_20_défaut"><text:span text:style-name="T49">dans les trois cas.</text:span></text:span></text:p>
      <text:p text:style-name="P50"><text:span text:style-name="Police_20_par_20_défaut"><text:span text:style-name="T49">Pour le premier on a le message « Unexisting Type in the Social Network »</text:span></text:span></text:p>
      <text:p text:style-name="P50"><text:span text:style-name="Police_20_par_20_défaut"><text:span text:style-name="T49">Pour les deux derniers tests respectivement on obtient « Unexisting Film in the Social Network » </text:span></text:span></text:p>
      <text:p text:style-name="P50"><text:span text:style-name="T68">et « </text:span>Unexisting Type in the Social Network 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26"/>
      <text:p text:style-name="P57">Conclusion :</text:p>
      <text:p text:style-name="P112">Fiche de test N° <text:span text:style-name="T59">9</text:span></text:p>
      <text:p text:style-name="P55"/>
      <text:p text:style-name="P20">Objectif du test : Eprouver la méthode review<text:span text:style-name="T60">Opinion</text:span> dans les cas d’anomalies.</text:p>
      <text:p text:style-name="P16"/>
      <text:p text:style-name="P16">But : Voir </text:p>
      <text:p text:style-name="P20"/>
      <text:p text:style-name="P40"/>
      <text:p text:style-name="P20"/>
      <text:p text:style-name="P20"/>
      <text:p text:style-name="P20">Description (scénario) :</text:p>
      <text:p text:style-name="P20"/>
      <text:list xml:id="list115042144782543" text:continue-numbering="true" text:style-name="L5">
        <text:list-item>
          <text:p text:style-name="P86">Ajout d’un SocialNetwork</text:p>
        </text:list-item>
        <text:list-item>
          <text:p text:style-name="P87">Ajout de plusieurs membres dans le réseau Social</text:p>
        </text:list-item>
        <text:list-item>
          <text:p text:style-name="P91"><text:span text:style-name="T37">Ajout de plusieurs Items </text:span><text:span text:style-name="T42">dans le réseau Social</text:span></text:p>
        </text:list-item>
        <text:list-item>
          <text:p text:style-name="P92"><text:span text:style-name="T42">A</text:span><text:span text:style-name="T37">ppeler les méthodes reviewItem sur ces derniers</text:span></text:p>
        </text:list-item>
        <text:list-item>
          <text:p text:style-name="P88"><text:span text:style-name="T9">9.</text:span><text:span text:style-name="T6">1 </text:span><text:span text:style-name="T3">Appel de </text:span><text:span text:style-name="T10">reviewOpinion</text:span><text:span text:style-name="T3"> en passant un login non </text:span><text:span text:style-name="T5">existant </text:span></text:p>
        </text:list-item>
        <text:list-item>
          <text:p text:style-name="P90"><text:span text:style-name="T9">9</text:span><text:span text:style-name="T6">.2 </text:span><text:span text:style-name="T3">Appel de </text:span><text:span text:style-name="T10">reviewOpinion</text:span><text:span text:style-name="T3"> en passant </text:span><text:span text:style-name="T11">un </text:span><text:span text:style-name="T7"><text:s/>login <text:s/></text:span><text:span text:style-name="T11">existant </text:span><text:span text:style-name="T5"><text:s/></text:span><text:span text:style-name="T11">avec un mot de passe incorrect</text:span></text:p>
        </text:list-item>
        <text:list-item>
          <text:p text:style-name="P88"><text:span text:style-name="T9">9</text:span><text:span text:style-name="T6">.</text:span><text:span text:style-name="T12">3 </text:span><text:span text:style-name="T3">Appel de </text:span><text:span text:style-name="T10">reviewOpinion</text:span><text:span text:style-name="T3"> en passant </text:span><text:span text:style-name="T13">un login Inexistant </text:span><text:span text:style-name="T14">comme valeur pour le loginAuthor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Résultats attendus :</text:p>
      <text:p text:style-name="P50"><text:span text:style-name="Police_20_par_20_défaut"><text:span text:style-name="T43">On devrait avoir une exception NotMemberException dans les 3 cas.</text:span></text:span>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26"/>
      <text:p text:style-name="P57">Conclusion :</text:p>
      <text:p text:style-name="P112">Fiche de test N° <text:span text:style-name="T61">10</text:span></text:p>
      <text:p text:style-name="P55"/>
      <text:p text:style-name="P20">Objectif du test : Eprouver la méthode reviewI<text:span text:style-name="T60">Opinion</text:span> dans les cas d’anomalies.</text:p>
      <text:p text:style-name="P20"/>
      <text:p text:style-name="P18">But Principal : <text:span text:style-name="T62">Vérifier qu’un membre ne peut pas noter un avis qu’il a lui même émis sur un article.</text:span></text:p>
      <text:p text:style-name="P19"/>
      <text:p text:style-name="P16">But<text:span text:style-name="T63">s</text:span> Secondaire<text:span text:style-name="T63">s</text:span>: Vérifier qu’on ne peut pas noter un membre dont l’avis n’a pas été donné sur l’article en questi<text:span text:style-name="T64">on</text:span></text:p>
      <text:p text:style-name="P39"/>
      <text:p text:style-name="P20"/>
      <text:p text:style-name="P20"/>
      <text:p text:style-name="P20">Description (scénario) :</text:p>
      <text:p text:style-name="P20"/>
      <text:list xml:id="list115043748041659" text:continue-numbering="true" text:style-name="L5">
        <text:list-item>
          <text:p text:style-name="P86">Ajout d’un SocialNetwork</text:p>
        </text:list-item>
        <text:list-item>
          <text:p text:style-name="P87">Ajout de plusieurs membres dans le réseau Social</text:p>
        </text:list-item>
        <text:list-item>
          <text:p text:style-name="P91"><text:span text:style-name="T37">Ajout de plusieurs Items </text:span><text:span text:style-name="T42">dans le réseau Social</text:span></text:p>
        </text:list-item>
        <text:list-item>
          <text:p text:style-name="P92"><text:span text:style-name="T42">A</text:span><text:span text:style-name="T37">ppeler les méthodes reviewItem sur ces derniers</text:span></text:p>
        </text:list-item>
        <text:list-item>
          <text:p text:style-name="P88"><text:span text:style-name="T15">10</text:span><text:span text:style-name="T6">.</text:span><text:span text:style-name="T12">3 </text:span><text:span text:style-name="T3">Appel de </text:span><text:span text:style-name="T10">reviewOpinion</text:span><text:span text:style-name="T3"> en passant </text:span><text:span text:style-name="T13">un login</text:span><text:span text:style-name="T16">Author de meme valeur que le login</text:span><text:span text:style-name="T13"> </text:span></text:p>
        </text:list-item>
        <text:list-item>
          <text:p text:style-name="P88"><text:span text:style-name="T15">10</text:span><text:span text:style-name="T6">.</text:span><text:span text:style-name="T17">4</text:span><text:span text:style-name="T12"> </text:span><text:span text:style-name="T3">Appel de </text:span><text:span text:style-name="T10">reviewOpinion</text:span><text:span text:style-name="T3"> en passant </text:span><text:span text:style-name="T13">un login</text:span><text:span text:style-name="T16">Author </text:span><text:span text:style-name="T17">existant mais n’ayant jamais noté l’article en paramètre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ésultats attendus :</text:p>
      <text:p text:style-name="P50"><text:span text:style-name="Police_20_par_20_défaut"><text:span text:style-name="T43">On devrait avoir une exception </text:span></text:span><text:span text:style-name="Police_20_par_20_défaut"><text:span text:style-name="T44">Same</text:span></text:span><text:span text:style-name="Police_20_par_20_défaut"><text:span text:style-name="T43">MemberException.</text:span></text:span>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26"/>
      <text:p text:style-name="P57">Conclusion :</text:p>
      <text:p text:style-name="P112">Fiche de test N° <text:span text:style-name="T61">11</text:span></text:p>
      <text:p text:style-name="P55"/>
      <text:p text:style-name="P20">Objectif du test : <text:span text:style-name="T65">Voir le fonctionnement de</text:span> la méthode reviewI<text:span text:style-name="T60">Opinion</text:span> dans le <text:span text:style-name="T66">cas normal</text:span></text:p>
      <text:p text:style-name="P39"/>
      <text:p text:style-name="P20"/>
      <text:p text:style-name="P20"/>
      <text:p text:style-name="P20">Description (scénario) :</text:p>
      <text:p text:style-name="P20"/>
      <text:list xml:id="list115042590953843" text:continue-numbering="true" text:style-name="L5">
        <text:list-item>
          <text:p text:style-name="P86">Ajout d’un SocialNetwork</text:p>
        </text:list-item>
        <text:list-item>
          <text:p text:style-name="P87">Ajout de plusieurs membres dans le réseau Social</text:p>
        </text:list-item>
        <text:list-item>
          <text:p text:style-name="P91"><text:span text:style-name="T37">Ajout de plusieurs Items </text:span><text:span text:style-name="T42">dans le réseau Social</text:span></text:p>
        </text:list-item>
        <text:list-item>
          <text:p text:style-name="P92"><text:span text:style-name="T42">A</text:span><text:span text:style-name="T37">ppeler les méthodes reviewItem sur ces derniers</text:span></text:p>
        </text:list-item>
        <text:list-item>
          <text:p text:style-name="P93"><text:span text:style-name="T2">11.1 </text:span><text:span text:style-name="T17">A</text:span><text:span text:style-name="T2">ppeler une <text:s/>fois reviewOpinion sur un avis </text:span><text:span text:style-name="T18">et constater l’effet sur le membre en question avec le toString du Social </text:span><text:span text:style-name="T19">Network</text:span><text:span text:style-name="T20">(V</text:span><text:span text:style-name="T21">o</text:span><text:span text:style-name="T20">ir karma)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ésultats attendus :</text:p>
      <text:p text:style-name="P50"><text:span text:style-name="Police_20_par_20_défaut"><text:span text:style-name="T43">On </text:span></text:span><text:span text:style-name="Police_20_par_20_défaut"><text:span text:style-name="T45">ne devrait avoir aucune erreur et le karma de l’utilisateur doit être modif</text:span></text:span><text:span text:style-name="Police_20_par_20_défaut"><text:span text:style-name="T46">ié.</text:span></text:span>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26"/>
      <text:p text:style-name="P57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4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2</text:page-number>/<text:page-count>14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5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8</text:page-number></text:span></text:span><text:span text:style-name="Police_20_par_20_défaut"><text:span text:style-name="MT1">/</text:span></text:span><text:span text:style-name="Police_20_par_20_défaut"><text:span text:style-name="MT1"><text:page-count>14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4</text:page-number></text:span></text:span><text:span text:style-name="Police_20_par_20_défaut"><text:span text:style-name="MT1">/</text:span></text:span><text:span text:style-name="Police_20_par_20_défaut"><text:span text:style-name="MT1"><text:page-count>14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24T11:50:41.815610307</dc:date>
    <dc:language>fr-FR</dc:language>
    <meta:editing-cycles>55</meta:editing-cycles>
    <meta:editing-duration>PT8H45M29S</meta:editing-duration>
    <meta:document-statistic meta:table-count="4" meta:image-count="0" meta:object-count="0" meta:page-count="14" meta:paragraph-count="275" meta:word-count="1942" meta:character-count="11737" meta:non-whitespace-character-count="10036"/>
    <meta:user-defined meta:name="Info 1"/>
    <meta:user-defined meta:name="Info 2"/>
    <meta:user-defined meta:name="Info 3"/>
    <meta:user-defined meta:name="Info 4"/>
  </office:meta>
</office:document-meta>
</file>